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2">
      <style:paragraph-properties style:writing-mode="lr-tb"/>
      <style:text-properties fo:font-variant="normal" fo:text-transform="none" fo:color="#000000" loext:opacity="100%" style:font-name="Ubuntu" fo:font-size="12pt" fo:letter-spacing="normal" fo:font-style="normal" fo:font-weight="bold" officeooo:rsid="0002ae00" officeooo:paragraph-rsid="0002ae00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bold" officeooo:rsid="000d1006" officeooo:paragraph-rsid="000d1006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bold" officeooo:rsid="000d1006" officeooo:paragraph-rsid="00101664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bold" officeooo:rsid="000d1006" officeooo:paragraph-rsid="000d831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bold" officeooo:rsid="0014f836" officeooo:paragraph-rsid="0014f836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bold" officeooo:rsid="00173119" officeooo:paragraph-rsid="00173119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bold" officeooo:rsid="00173119" officeooo:paragraph-rsid="0026d7d1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bold" officeooo:rsid="00180a35" officeooo:paragraph-rsid="00180a35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863c5" officeooo:paragraph-rsid="000863c5" style:font-size-asian="12pt" style:font-size-complex="12pt"/>
    </style:style>
    <style:style style:name="P10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c18a3" officeooo:paragraph-rsid="000d8318" style:font-size-asian="12pt" style:font-size-complex="12pt"/>
    </style:style>
    <style:style style:name="P11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ecd1c" officeooo:paragraph-rsid="000ecd1c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ecd1c" officeooo:paragraph-rsid="0010166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ecd1c" officeooo:paragraph-rsid="001071a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01664" officeooo:paragraph-rsid="00101664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071ae" officeooo:paragraph-rsid="001071a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2bff8" officeooo:paragraph-rsid="0012bff8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4fda3" officeooo:paragraph-rsid="0014fda3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4fda3" officeooo:paragraph-rsid="0043d7a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6668f" officeooo:paragraph-rsid="0016668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80a35" officeooo:paragraph-rsid="00180a3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80a35" officeooo:paragraph-rsid="001cba5e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cba5e" officeooo:paragraph-rsid="001cba5e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cba5e" officeooo:paragraph-rsid="001efec3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1cba5e" officeooo:paragraph-rsid="002779b8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229823" officeooo:paragraph-rsid="0022982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25c586" officeooo:paragraph-rsid="0025c58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25c586" officeooo:paragraph-rsid="002779b8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2d2f2e" officeooo:paragraph-rsid="002d2f2e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43d7a6" officeooo:paragraph-rsid="0043d7a6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4449e0" officeooo:paragraph-rsid="004449e0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452c96" officeooo:paragraph-rsid="00452c96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4ffcc4" officeooo:paragraph-rsid="004ffcc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writing-mode="lr-tb"/>
      <style:text-properties fo:color="#000000" loext:opacity="100%" style:font-name="Ubuntu" fo:font-size="12pt" style:font-size-asian="12pt" style:font-size-complex="12pt"/>
    </style:style>
    <style:style style:name="P34" style:family="paragraph" style:parent-style-name="Standard">
      <style:paragraph-properties style:writing-mode="lr-tb"/>
      <style:text-properties fo:color="#000000" loext:opacity="100%" style:font-name="Ubuntu" fo:font-size="12pt" officeooo:rsid="0002ae00" officeooo:paragraph-rsid="0002ae00" style:font-size-asian="12pt" style:font-size-complex="12pt"/>
    </style:style>
    <style:style style:name="P35" style:family="paragraph" style:parent-style-name="Standard">
      <style:paragraph-properties style:writing-mode="lr-tb"/>
      <style:text-properties fo:color="#000000" loext:opacity="100%" style:font-name="Ubuntu" fo:font-size="12pt" fo:font-weight="bold" officeooo:rsid="0002ae00" officeooo:paragraph-rsid="0002ae00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 fo:orphans="2" fo:widows="2"/>
      <style:text-properties officeooo:paragraph-rsid="00337a87"/>
    </style:style>
    <style:style style:name="P37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paragraph-rsid="0004a9a0" style:font-size-asian="12pt" style:font-size-complex="12pt"/>
    </style:style>
    <style:style style:name="P38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337a87" officeooo:paragraph-rsid="00337a87" style:font-size-asian="12pt" style:font-size-complex="12pt"/>
    </style:style>
    <style:style style:name="P41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7729c" officeooo:paragraph-rsid="0007729c" style:font-size-asian="12pt" style:font-size-complex="12pt"/>
    </style:style>
    <style:style style:name="P42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863c5" officeooo:paragraph-rsid="000863c5" style:font-size-asian="12pt" style:font-size-complex="12pt"/>
    </style:style>
    <style:style style:name="P43" style:family="paragraph" style:parent-style-name="Text_20_body" style:list-style-name="L1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300463" officeooo:paragraph-rsid="00300463" style:font-size-asian="12pt" style:font-size-complex="12pt"/>
    </style:style>
    <style:style style:name="P44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0ecd1c" officeooo:paragraph-rsid="000ecd1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cm" fo:margin-bottom="0.265cm" style:contextual-spacing="false" fo:text-align="justify" style:justify-single-word="false" fo:orphans="2" fo:widows="2"/>
      <style:text-properties fo:font-variant="normal" fo:text-transform="none" fo:color="#000000" loext:opacity="100%" style:font-name="Ubuntu" fo:font-size="12pt" fo:letter-spacing="normal" fo:font-style="normal" fo:font-weight="normal" officeooo:rsid="00528621" officeooo:paragraph-rsid="00528621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0550fa"/>
    </style:style>
    <style:style style:name="P47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</style:style>
    <style:style style:name="P48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337a87"/>
    </style:style>
    <style:style style:name="P49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34f486"/>
    </style:style>
    <style:style style:name="T1" style:family="text">
      <style:text-properties fo:font-variant="normal" fo:text-transform="none" fo:color="#000000" loext:opacity="100%" style:font-name="Ubuntu" fo:font-size="12pt" fo:letter-spacing="normal" fo:font-style="normal" fo:font-weight="bold" fo:background-color="#e6e6e6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000000" loext:opacity="100%" style:font-name="Ubuntu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Ubuntu" fo:font-size="12pt" fo:letter-spacing="normal" fo:font-style="normal" fo:font-weight="normal" officeooo:rsid="0034f486" style:font-size-asian="12pt" style:font-weight-asian="normal" style:font-size-complex="12pt" style:font-weight-complex="normal"/>
    </style:style>
    <style:style style:name="T5" style:family="text">
      <style:text-properties officeooo:rsid="0004a9a0"/>
    </style:style>
    <style:style style:name="T6" style:family="text">
      <style:text-properties officeooo:rsid="000550fa"/>
    </style:style>
    <style:style style:name="T7" style:family="text">
      <style:text-properties officeooo:rsid="000696be"/>
    </style:style>
    <style:style style:name="T8" style:family="text">
      <style:text-properties officeooo:rsid="0007729c"/>
    </style:style>
    <style:style style:name="T9" style:family="text">
      <style:text-properties officeooo:rsid="0007f787"/>
    </style:style>
    <style:style style:name="T10" style:family="text">
      <style:text-properties officeooo:rsid="00101664"/>
    </style:style>
    <style:style style:name="T11" style:family="text">
      <style:text-properties officeooo:rsid="001a099e"/>
    </style:style>
    <style:style style:name="T12" style:family="text">
      <style:text-properties officeooo:rsid="001abea7"/>
    </style:style>
    <style:style style:name="T13" style:family="text">
      <style:text-properties officeooo:rsid="001cba5e"/>
    </style:style>
    <style:style style:name="T14" style:family="text">
      <style:text-properties officeooo:rsid="001d91da"/>
    </style:style>
    <style:style style:name="T15" style:family="text">
      <style:text-properties officeooo:rsid="00215eb4"/>
    </style:style>
    <style:style style:name="T16" style:family="text">
      <style:text-properties officeooo:rsid="00244008"/>
    </style:style>
    <style:style style:name="T17" style:family="text">
      <style:text-properties officeooo:rsid="002779b8"/>
    </style:style>
    <style:style style:name="T18" style:family="text">
      <style:text-properties officeooo:rsid="0028f55a"/>
    </style:style>
    <style:style style:name="T19" style:family="text">
      <style:text-properties officeooo:rsid="002a6291"/>
    </style:style>
    <style:style style:name="T20" style:family="text">
      <style:text-properties officeooo:rsid="002c39c0"/>
    </style:style>
    <style:style style:name="T21" style:family="text">
      <style:text-properties officeooo:rsid="002ed145"/>
    </style:style>
    <style:style style:name="T22" style:family="text">
      <style:text-properties officeooo:rsid="003079a8"/>
    </style:style>
    <style:style style:name="T23" style:family="text">
      <style:text-properties officeooo:rsid="0032ee93"/>
    </style:style>
    <style:style style:name="T24" style:family="text">
      <style:text-properties officeooo:rsid="0035cea6"/>
    </style:style>
    <style:style style:name="T25" style:family="text">
      <style:text-properties officeooo:rsid="0037e013"/>
    </style:style>
    <style:style style:name="T26" style:family="text">
      <style:text-properties officeooo:rsid="003a18f7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eveloping a Dynamic Content Management System</text:p>
      <text:p text:style-name="P33"/>
      <text:p text:style-name="P35">Technology blog system</text:p>
      <text:p text:style-name="P35"/>
      <text:h text:style-name="P1" text:outline-level="2">Features:</text:h>
      <text:list xml:id="list127056400" text:style-name="L1">
        <text:list-header>
          <text:p text:style-name="P37"><text:span text:style-name="T5">1)</text:span>A user registration system that manages two types of users: <text:span text:style-name="T5">Admin </text:span>and <text:span text:style-name="T5">Normal user</text:span><text:span text:style-name="T24">(author)</text:span></text:p>
          <text:p text:style-name="P38"><text:span text:style-name="T5">2)</text:span>The blog will have an admin area and a public area separate from each other</text:p>
          <text:p text:style-name="P38"><text:span text:style-name="T5">3)</text:span>The admin area will be accessible only to logged in admin <text:s/>and the public area to the normal users.</text:p>
          <text:p text:style-name="P38"><text:span text:style-name="T6">4)</text:span>In the admin section, two types of admins exist:</text:p>
          <text:list>
            <text:list-item>
              <text:p text:style-name="P46"><text:span text:style-name="Strong_20_Emphasis"><text:span text:style-name="T1">Admin</text:span></text:span></text:p>
              <text:list>
                <text:list-item>
                  <text:p text:style-name="P47"><text:span text:style-name="T3">Can create, view, update, publish/unpublish and delete </text:span><text:span text:style-name="Strong_20_Emphasis"><text:span text:style-name="T2">ANY </text:span></text:span><text:span text:style-name="T3">post.</text:span></text:p>
                </text:list-item>
                <text:list-item>
                  <text:p text:style-name="P39">Can also create, view, update and delete <text:span text:style-name="T7">categories</text:span>.<text:span text:style-name="T21">(HTML,CSS,PHP,Python,Java).</text:span></text:p>
                </text:list-item>
                <text:list-item>
                  <text:p text:style-name="P39">Can view, update<text:tab/> and delete <text:span text:style-name="T23">authors.</text:span></text:p>
                </text:list-item>
              </text:list>
            </text:list-item>
            <text:list-item>
              <text:p text:style-name="P48"><text:span text:style-name="Strong_20_Emphasis"><text:span text:style-name="T1">Author:</text:span></text:span></text:p>
            </text:list-item>
          </text:list>
        </text:list-header>
      </text:list>
      <text:p text:style-name="P36"/>
      <text:list xml:id="list165228179899313" text:continue-numbering="true" text:style-name="L1">
        <text:list-item>
          <text:list>
            <text:list-item>
              <text:list>
                <text:list-item>
                  <text:p text:style-name="P40">First,author can register if they want to add blog.if already registered then login.</text:p>
                </text:list-item>
                <text:list-item>
                  <text:p text:style-name="P47"><text:span text:style-name="T3">Can create, view, update and delete </text:span><text:span text:style-name="Strong_20_Emphasis"><text:span text:style-name="T2">only posts created by themselves.</text:span></text:span></text:p>
                </text:list-item>
                <text:list-item>
                  <text:p text:style-name="P49"><text:span text:style-name="Strong_20_Emphasis"><text:span text:style-name="T4">View all post.</text:span></text:span></text:p>
                </text:list-item>
                <text:list-item>
                  <text:p text:style-name="P47"><text:span text:style-name="T3">They </text:span><text:span text:style-name="Strong_20_Emphasis"><text:span text:style-name="T2">cannot publish </text:span></text:span><text:span text:style-name="T3">a post. All publishing of posts is done by the Admin.</text:span></text:p>
                  <text:p text:style-name="P39"/>
                </text:list-item>
              </text:list>
            </text:list-item>
          </text:list>
          <text:p text:style-name="P38"><text:span text:style-name="T8">5)</text:span>Only published posts are displayed in the public area for viewing</text:p>
          <text:p text:style-name="P41">6)There are one or more post in each categories.</text:p>
          <text:p text:style-name="P38"><text:span text:style-name="T8">7)</text:span>The public page lists posts; each post displaye<text:span text:style-name="T8">d </text:span>with a featured image, author,<text:span text:style-name="T8">title,description</text:span> and date of creation.</text:p>
          <text:p text:style-name="P38"><text:span text:style-name="T8">8)</text:span>The <text:span text:style-name="T15">public </text:span>user can <text:span text:style-name="T9">search post.</text:span></text:p>
          <text:p text:style-name="P38"><text:span text:style-name="T9">9)</text:span>When a user clicks on a post, they can view the full post.</text:p>
          <text:p text:style-name="P42">10)Add pagination in <text:s/>public page.</text:p>
          <text:p text:style-name="P43">11)put the related validations in form.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10">Database: </text:p>
      <text:p text:style-name="P4">User</text:p>
      <text:p text:style-name="P11">user_id<text:span text:style-name="T10">(PK)</text:span></text:p>
      <text:p text:style-name="P11"><text:s/>fullname</text:p>
      <text:p text:style-name="P11">email</text:p>
      <text:p text:style-name="P11">password</text:p>
      <text:p text:style-name="P45">profile</text:p>
      <text:p text:style-name="P11">role(admin,author)</text:p>
      <text:p text:style-name="P11">create_at</text:p>
      <text:p text:style-name="P11">updated_at</text:p>
      <text:p text:style-name="P11">deleted_at</text:p>
      <text:p text:style-name="P11"/>
      <text:p text:style-name="P3">Category</text:p>
      <text:p text:style-name="P14">category_id</text:p>
      <text:p text:style-name="P14">category_name</text:p>
      <text:p text:style-name="P12">create_at</text:p>
      <text:p text:style-name="P12">updated_at</text:p>
      <text:p text:style-name="P12">deleted_at</text:p>
      <text:p text:style-name="P14"/>
      <text:p text:style-name="P2">Post</text:p>
      <text:p text:style-name="P15">post_id</text:p>
      <text:p text:style-name="P15">post_title</text:p>
      <text:p text:style-name="P15">post_description</text:p>
      <text:p text:style-name="P15">post_image</text:p>
      <text:p text:style-name="P15">category_id</text:p>
      <text:p text:style-name="P15">author_<text:span text:style-name="T22">id</text:span></text:p>
      <text:p text:style-name="P16">published_status(Yes,No)</text:p>
      <text:p text:style-name="P13">create_at</text:p>
      <text:p text:style-name="P13">updated_at</text:p>
      <text:p text:style-name="P13">deleted_at</text:p>
      <text:p text:style-name="P15"><text:soft-page-break/>published_at</text:p>
      <text:p text:style-name="P16"/>
      <text:p text:style-name="P5">Pages</text:p>
      <text:p text:style-name="P17">public page(index.php)</text:p>
      <text:p text:style-name="P17">view full post(single_post.php)</text:p>
      <text:p text:style-name="P19">header.php<text:span text:style-name="T25">(home,explore,add blog(registration is required),view blog,login,logout)</text:span></text:p>
      <text:p text:style-name="P19">footer.php</text:p>
      <text:p text:style-name="P25">login.php<text:span text:style-name="T16">(admin,author)</text:span></text:p>
      <text:p text:style-name="P19"/>
      <text:p text:style-name="P6">for admin</text:p>
      <text:p text:style-name="P31">login.php</text:p>
      <text:p text:style-name="P20">dashboard</text:p>
      <text:p text:style-name="P21">users<text:span text:style-name="T11">(delete_</text:span><text:span text:style-name="T13">user</text:span><text:span text:style-name="T11">.php,</text:span><text:span text:style-name="T12">view</text:span><text:span text:style-name="T11">_</text:span><text:span text:style-name="T13">user</text:span><text:span text:style-name="T12">.php</text:span><text:span text:style-name="T11">)</text:span></text:p>
      <text:p text:style-name="P22">post(<text:span text:style-name="T11">add_</text:span>post<text:span text:style-name="T11">.php,edit_</text:span>post<text:span text:style-name="T11">.php,delete_</text:span>post<text:span text:style-name="T11">.php,</text:span><text:span text:style-name="T12">view</text:span><text:span text:style-name="T11">_</text:span>post<text:span text:style-name="T12">.php,</text:span><text:span text:style-name="T20">publishpost</text:span><text:span text:style-name="T11">)</text:span></text:p>
      <text:p text:style-name="P23"><text:span text:style-name="T14">category</text:span>(<text:span text:style-name="T11">add_</text:span><text:span text:style-name="T14">category</text:span><text:span text:style-name="T11">.php,edit_</text:span><text:span text:style-name="T14">category</text:span><text:span text:style-name="T11">.php,delete_</text:span><text:span text:style-name="T14">category</text:span><text:span text:style-name="T11">.php,</text:span><text:span text:style-name="T12">view</text:span><text:span text:style-name="T11">_</text:span><text:span text:style-name="T14">category </text:span><text:span text:style-name="T12">.php</text:span><text:span text:style-name="T11">)</text:span></text:p>
      <text:p text:style-name="P28">profile</text:p>
      <text:p text:style-name="P26">logout</text:p>
      <text:p text:style-name="P26"/>
      <text:p text:style-name="P7">for <text:span text:style-name="T19">author</text:span></text:p>
      <text:p text:style-name="P18">public page(index.php)</text:p>
      <text:p text:style-name="P29">registrstion.php</text:p>
      <text:p text:style-name="P30">login.php</text:p>
      <text:p text:style-name="P29">if registered then </text:p>
      <text:p text:style-name="P24"><text:span text:style-name="T17">manage their </text:span>post <text:span text:style-name="T18">only</text:span>(<text:span text:style-name="T11">add_</text:span>post<text:span text:style-name="T11">.php,edit_</text:span>post<text:span text:style-name="T11">.php,delete_</text:span>post<text:span text:style-name="T11">.php,</text:span><text:span text:style-name="T12">view</text:span><text:span text:style-name="T11">_</text:span>post<text:span text:style-name="T12">.php</text:span><text:span text:style-name="T11">)</text:span></text:p>
      <text:p text:style-name="P28">profile<text:span text:style-name="T26">(view,delete)</text:span></text:p>
      <text:p text:style-name="P27">logout</text:p>
      <text:p text:style-name="P22"/>
      <text:p text:style-name="P32">before login <text:s text:c="8"/></text:p>
      <text:p text:style-name="P32">home</text:p>
      <text:p text:style-name="P32">explore</text:p>
      <text:p text:style-name="P32">add blog </text:p>
      <text:p text:style-name="P32"><text:soft-page-break/>login</text:p>
      <text:p text:style-name="P32">after login</text:p>
      <text:p text:style-name="P32">home</text:p>
      <text:p text:style-name="P32">explore</text:p>
      <text:p text:style-name="P32">profile</text:p>
      <text:p text:style-name="P32">logout</text:p>
      <text:p text:style-name="P20"/>
      <text:p text:style-name="P8"/>
      <text:p text:style-name="P35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1:05:55.993884784</meta:creation-date>
    <dc:date>2024-07-18T16:52:26.193401838</dc:date>
    <meta:editing-duration>PT3H29M42S</meta:editing-duration>
    <meta:editing-cycles>63</meta:editing-cycles>
    <meta:generator>LibreOffice/7.3.7.2$Linux_X86_64 LibreOffice_project/30$Build-2</meta:generator>
    <meta:document-statistic meta:table-count="0" meta:image-count="0" meta:object-count="0" meta:page-count="4" meta:paragraph-count="85" meta:word-count="301" meta:character-count="2214" meta:non-whitespace-character-count="2002"/>
  </office:meta>
</office:document-meta>
</file>